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ce style:name="Courier1" svg:font-family="Courier"/>
    <style:font-face style:name="Lucida Console" svg:font-family="'Lucida Console'" style:font-pitch="fixed"/>
    <style:font-face style:name="Courier" svg:font-family="Courier" style:font-family-generic="modern" style:font-pitch="fixed"/>
    <style:font-face style:name="Arial" svg:font-family="Arial" style:font-pitch="variable"/>
    <style:font-face style:name="Arial Black" svg:font-family="'Arial Black'"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mm" fo:margin-right="1.01mm" fo:margin-top="0.49mm" fo:margin-bottom="0mm" fo:text-align="start" style:justify-single-word="false" fo:text-indent="0mm" style:auto-text-indent="false"/>
      <style:text-properties fo:font-size="7pt"/>
    </style:style>
    <style:style style:name="P2" style:family="paragraph" style:parent-style-name="Footer">
      <style:paragraph-properties fo:margin-left="0mm" fo:margin-right="1.01mm" fo:margin-top="0.49mm" fo:margin-bottom="0mm" fo:text-align="end" style:justify-single-word="false" fo:text-indent="0mm" style:auto-text-indent="false"/>
      <style:text-properties fo:font-size="7pt"/>
    </style:style>
    <style:style style:name="P3" style:family="paragraph" style:parent-style-name="Paragraph_20_Default">
      <style:paragraph-properties fo:margin-top="1.99mm" fo:margin-bottom="0mm"/>
      <style:text-properties fo:color="#323298" fo:font-size="11pt" fo:font-weight="bold"/>
    </style:style>
    <style:style style:name="P4" style:family="paragraph" style:parent-style-name="Paragraph_20_Default" style:list-style-name="L1">
      <style:paragraph-properties fo:margin-top="1.99mm" fo:margin-bottom="0mm"/>
    </style:style>
    <style:style style:name="P5" style:family="paragraph" style:parent-style-name="Paragraph_20_Default" style:list-style-name="L1">
      <style:paragraph-properties fo:margin-top="1.99mm" fo:margin-bottom="0mm"/>
    </style:style>
    <style:style style:name="P6" style:family="paragraph" style:parent-style-name="Paragraph_20_Default" style:list-style-name="L1">
      <style:paragraph-properties fo:margin-top="1.99mm" fo:margin-bottom="0mm"/>
    </style:style>
    <style:style style:name="P7" style:family="paragraph" style:parent-style-name="Paragraph_20_Default" style:list-style-name="L1">
      <style:paragraph-properties fo:margin-top="1.99mm" fo:margin-bottom="0mm"/>
    </style:style>
    <style:style style:name="P8" style:family="paragraph" style:parent-style-name="Paragraph_20_Default" style:list-style-name="L1">
      <style:paragraph-properties fo:margin-top="1.99mm" fo:margin-bottom="0mm"/>
    </style:style>
    <style:style style:name="P9" style:family="paragraph" style:parent-style-name="Paragraph_20_Default" style:list-style-name="L1">
      <style:paragraph-properties fo:margin-top="1.99mm" fo:margin-bottom="0mm"/>
    </style:style>
    <style:style style:name="P10" style:family="paragraph" style:parent-style-name="Paragraph_20_Default" style:list-style-name="L1">
      <style:paragraph-properties fo:margin-top="1.99mm" fo:margin-bottom="0mm"/>
    </style:style>
    <style:style style:name="P11" style:family="paragraph" style:parent-style-name="Paragraph_20_Default" style:list-style-name="L1">
      <style:paragraph-properties fo:margin-top="1.99mm" fo:margin-bottom="0mm"/>
    </style:style>
    <style:style style:name="P12" style:family="paragraph" style:parent-style-name="Paragraph_20_Default" style:list-style-name="L1">
      <style:paragraph-properties fo:margin-top="1.99mm" fo:margin-bottom="0mm"/>
    </style:style>
    <style:style style:name="P13" style:family="paragraph" style:parent-style-name="Paragraph_20_Default" style:list-style-name="L1">
      <style:paragraph-properties fo:margin-top="1.99mm" fo:margin-bottom="0mm"/>
    </style:style>
    <style:style style:name="P14" style:family="paragraph" style:parent-style-name="Paragraph_20_Default" style:list-style-name="L1">
      <style:paragraph-properties fo:margin-top="1.99mm" fo:margin-bottom="0mm"/>
    </style:style>
    <style:style style:name="P15" style:family="paragraph" style:parent-style-name="Paragraph_20_Default" style:list-style-name="L1">
      <style:paragraph-properties fo:margin-top="1.99mm" fo:margin-bottom="0mm"/>
    </style:style>
    <style:style style:name="P16" style:family="paragraph" style:parent-style-name="Paragraph_20_Default" style:list-style-name="L1">
      <style:paragraph-properties fo:margin-top="1.99mm" fo:margin-bottom="0mm"/>
    </style:style>
    <style:style style:name="P17" style:family="paragraph" style:parent-style-name="Paragraph_20_Default" style:list-style-name="L1">
      <style:paragraph-properties fo:margin-top="1.99mm" fo:margin-bottom="0mm"/>
    </style:style>
    <style:style style:name="P18" style:family="paragraph" style:parent-style-name="Paragraph_20_Default" style:list-style-name="L1">
      <style:paragraph-properties fo:margin-top="1.99mm" fo:margin-bottom="0mm"/>
    </style:style>
    <style:style style:name="P19" style:family="paragraph" style:parent-style-name="Paragraph_20_Default" style:list-style-name="L1">
      <style:paragraph-properties fo:margin-top="1.99mm" fo:margin-bottom="0mm"/>
    </style:style>
    <style:style style:name="P20" style:family="paragraph" style:parent-style-name="Paragraph_20_Default" style:list-style-name="L1">
      <style:paragraph-properties fo:margin-top="1.99mm" fo:margin-bottom="0mm"/>
    </style:style>
    <style:style style:name="P21" style:family="paragraph" style:parent-style-name="Paragraph_20_Default" style:list-style-name="L1">
      <style:paragraph-properties fo:margin-top="1.99mm" fo:margin-bottom="0mm"/>
    </style:style>
    <style:style style:name="P22" style:family="paragraph" style:parent-style-name="Paragraph_20_Default" style:list-style-name="L1">
      <style:paragraph-properties fo:margin-top="1.99mm" fo:margin-bottom="0mm"/>
    </style:style>
    <style:style style:name="P23" style:family="paragraph" style:parent-style-name="Paragraph_20_Default" style:list-style-name="L1">
      <style:paragraph-properties fo:margin-top="1.99mm" fo:margin-bottom="0mm"/>
    </style:style>
    <style:style style:name="P24" style:family="paragraph" style:parent-style-name="Paragraph_20_Default" style:list-style-name="L1">
      <style:paragraph-properties fo:margin-top="1.99mm" fo:margin-bottom="0mm"/>
    </style:style>
    <style:style style:name="P25" style:family="paragraph" style:parent-style-name="Paragraph_20_Default" style:list-style-name="L1">
      <style:paragraph-properties fo:margin-top="1.99mm" fo:margin-bottom="0mm"/>
    </style:style>
    <style:style style:name="P26" style:family="paragraph" style:parent-style-name="Paragraph_20_Default" style:list-style-name="L1">
      <style:paragraph-properties fo:margin-top="1.99mm" fo:margin-bottom="0mm"/>
    </style:style>
    <style:style style:name="P27" style:family="paragraph" style:parent-style-name="Paragraph_20_Default" style:list-style-name="L1">
      <style:paragraph-properties fo:margin-top="1.99mm" fo:margin-bottom="0mm"/>
    </style:style>
    <style:style style:name="P28" style:family="paragraph" style:parent-style-name="Paragraph_20_Default" style:list-style-name="L1">
      <style:paragraph-properties fo:margin-top="1.99mm" fo:margin-bottom="0mm"/>
    </style:style>
    <style:style style:name="P29" style:family="paragraph" style:parent-style-name="Paragraph_20_Default" style:list-style-name="L1">
      <style:paragraph-properties fo:margin-top="1.99mm" fo:margin-bottom="0mm"/>
    </style:style>
    <style:style style:name="P30" style:family="paragraph" style:parent-style-name="Paragraph_20_Default" style:list-style-name="L1">
      <style:paragraph-properties fo:margin-top="1.99mm" fo:margin-bottom="0mm"/>
    </style:style>
    <style:style style:name="P31" style:family="paragraph" style:parent-style-name="Paragraph_20_Default" style:list-style-name="L1">
      <style:paragraph-properties fo:margin-top="1.99mm" fo:margin-bottom="0mm"/>
    </style:style>
    <style:style style:name="P32" style:family="paragraph" style:parent-style-name="Paragraph_20_Default" style:list-style-name="L1">
      <style:paragraph-properties fo:margin-top="1.99mm" fo:margin-bottom="0mm"/>
    </style:style>
    <style:style style:name="P33" style:family="paragraph" style:parent-style-name="Paragraph_20_Default" style:list-style-name="L1">
      <style:paragraph-properties fo:margin-top="1.99mm" fo:margin-bottom="0mm"/>
    </style:style>
    <style:style style:name="P34" style:family="paragraph" style:parent-style-name="Paragraph_20_Default" style:list-style-name="L1">
      <style:paragraph-properties fo:margin-top="1.99mm" fo:margin-bottom="0mm"/>
    </style:style>
    <style:style style:name="P35" style:family="paragraph" style:parent-style-name="Paragraph_20_Default" style:list-style-name="L1">
      <style:paragraph-properties fo:margin-top="1.99mm" fo:margin-bottom="0mm"/>
    </style:style>
    <style:style style:name="P36" style:family="paragraph" style:parent-style-name="Paragraph_20_Default" style:list-style-name="L1">
      <style:paragraph-properties fo:margin-top="1.99mm" fo:margin-bottom="0mm"/>
    </style:style>
    <style:style style:name="P37" style:family="paragraph" style:parent-style-name="Paragraph_20_Default" style:list-style-name="L1">
      <style:paragraph-properties fo:margin-top="1.99mm" fo:margin-bottom="0mm"/>
    </style:style>
    <style:style style:name="P38" style:family="paragraph" style:parent-style-name="Paragraph_20_Default" style:list-style-name="L1">
      <style:paragraph-properties fo:margin-top="1.99mm" fo:margin-bottom="0mm"/>
    </style:style>
    <style:style style:name="P39" style:family="paragraph" style:parent-style-name="Paragraph_20_Default" style:list-style-name="L1">
      <style:paragraph-properties fo:margin-top="1.99mm" fo:margin-bottom="0mm"/>
    </style:style>
    <style:style style:name="P40" style:family="paragraph" style:parent-style-name="Paragraph_20_Default" style:list-style-name="L1">
      <style:paragraph-properties fo:margin-top="1.99mm" fo:margin-bottom="0mm"/>
    </style:style>
    <style:style style:name="P41" style:family="paragraph" style:parent-style-name="Paragraph_20_Default" style:list-style-name="L1">
      <style:paragraph-properties fo:margin-top="1.99mm" fo:margin-bottom="0mm"/>
    </style:style>
    <style:style style:name="P42" style:family="paragraph" style:parent-style-name="Paragraph_20_Default" style:list-style-name="L1">
      <style:paragraph-properties fo:margin-top="1.99mm" fo:margin-bottom="0mm"/>
    </style:style>
    <style:style style:name="P43" style:family="paragraph" style:parent-style-name="Paragraph_20_Default" style:list-style-name="L1">
      <style:paragraph-properties fo:margin-top="1.99mm" fo:margin-bottom="0mm"/>
    </style:style>
    <style:style style:name="P44" style:family="paragraph" style:parent-style-name="Paragraph_20_Default" style:list-style-name="L1">
      <style:paragraph-properties fo:margin-top="1.99mm" fo:margin-bottom="0mm"/>
    </style:style>
    <style:style style:name="P45" style:family="paragraph" style:parent-style-name="Paragraph_20_Default" style:list-style-name="L1">
      <style:paragraph-properties fo:margin-top="1.99mm" fo:margin-bottom="0mm"/>
    </style:style>
    <style:style style:name="P46" style:family="paragraph" style:parent-style-name="Paragraph_20_Default" style:list-style-name="L1">
      <style:paragraph-properties fo:margin-top="1.99mm" fo:margin-bottom="0mm"/>
    </style:style>
    <style:style style:name="P47" style:family="paragraph" style:parent-style-name="Paragraph_20_Default" style:list-style-name="L1">
      <style:paragraph-properties fo:margin-top="1.99mm" fo:margin-bottom="0mm"/>
    </style:style>
    <style:style style:name="P48" style:family="paragraph" style:parent-style-name="Paragraph_20_Padding">
      <style:paragraph-properties fo:text-align="justify" style:justify-single-word="false"/>
    </style:style>
    <style:style style:name="P49" style:family="paragraph">
      <style:paragraph-properties fo:text-align="start"/>
    </style:style>
    <style:style style:name="P50" style:family="paragraph">
      <style:paragraph-properties fo:text-align="start"/>
      <style:text-properties fo:letter-spacing="0.7mm"/>
    </style:style>
    <style:style style:name="T1" style:family="text">
      <style:text-properties fo:color="#ffffff" style:font-name="Arial Black" fo:font-size="7pt" fo:letter-spacing="0.7mm"/>
    </style:style>
    <style:style style:name="T2" style:family="text">
      <style:text-properties fo:letter-spacing="0.7mm"/>
    </style:style>
    <style:style style:name="fr1" style:family="graphic" style:parent-style-name="Frame">
      <style:graphic-properties style:vertical-pos="from-top" style:vertical-rel="paragraph" style:horizontal-pos="from-left" style:horizontal-rel="paragraph" style:shadow="none"/>
    </style:style>
    <text:list-style style:name="L1">
      <text:list-level-style-bullet text:level="1" text:style-name="Bullet_20_Symbols" style:num-suffix=" " text:bullet-char="•">
        <style:list-level-properties text:min-label-width="4.99mm"/>
      </text:list-level-style-bullet>
      <text:list-level-style-bullet text:level="2" text:style-name="Bullet_20_Symbols" style:num-suffix=" " text:bullet-char="•">
        <style:list-level-properties text:space-before="5.01mm" text:min-label-width="4.99mm"/>
      </text:list-level-style-bullet>
      <text:list-level-style-bullet text:level="3" text:style-name="Bullet_20_Symbols" style:num-suffix=" " text:bullet-char="•">
        <style:list-level-properties text:space-before="10mm" text:min-label-width="4.99mm"/>
      </text:list-level-style-bullet>
      <text:list-level-style-bullet text:level="4" text:style-name="Bullet_20_Symbols" style:num-suffix=" " text:bullet-char="•">
        <style:list-level-properties text:space-before="15.01mm" text:min-label-width="4.99mm"/>
      </text:list-level-style-bullet>
      <text:list-level-style-bullet text:level="5" text:style-name="Bullet_20_Symbols" style:num-suffix=" " text:bullet-char="•">
        <style:list-level-properties text:space-before="20mm" text:min-label-width="4.99mm"/>
      </text:list-level-style-bullet>
      <text:list-level-style-bullet text:level="6" text:style-name="Bullet_20_Symbols" style:num-suffix=" " text:bullet-char="•">
        <style:list-level-properties text:space-before="25.01mm" text:min-label-width="4.99mm"/>
      </text:list-level-style-bullet>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style:style style:name="gr1" style:family="graphic">
      <style:graphic-properties draw:stroke="solid" svg:stroke-width="0mm" svg:stroke-color="#323298" draw:fill-color="#323298" draw:textarea-horizontal-align="left" draw:textarea-vertical-align="middle" fo:padding-left="20mm" style:run-through="foreground" style:wrap="run-through" style:number-wrapped-paragraphs="no-limit" style:vertical-pos="bottom" style:vertical-rel="page" style:horizontal-pos="righ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_20_Article">Curriculum Vitae - Dag Wieers</text:p>
      <text:h text:style-name="Heading_20_1" text:outline-level="1">Personalia</text:h>
      <text:p text:style-name="Paragraph_20_Term"><draw:frame draw:style-name="fr1" draw:name="Frame1" text:anchor-type="paragraph" svg:x="89.04mm" svg:y="1.82mm" svg:width="83.31mm" style:rel-width="48%" draw:z-index="3"><draw:text-box fo:min-height="0mm"><text:p text:style-name="P3">Availability and work interests</text:p><text:p text:style-name="P48">My technical experience and interests as a system engineer and system architect focus on Linux and Open Source software, preferably Red Hat Enterprise Linux (RHEL) and CentOS.</text:p><text:p text:style-name="P48">Skills include deploying, migrating and managing large-scale Linux infrastructure (servers and desktops), packaging Unix software, designing and implementing system tools and automating operational tasks using python, shell scripting and perl with attention to standardization, procedures and policies.</text:p><text:p text:style-name="P48">I am available for contract work inside and outside of Europe, but not willing to relocate on a permanent basis.</text:p></draw:text-box></draw:frame>Full name </text:p>
      <text:p text:style-name="Paragraph_20_Padding_20_Odd">Dag Johan Maarten Wieërs </text:p>
      <text:p text:style-name="Paragraph_20_Term">Location </text:p>
      <text:p text:style-name="Paragraph_20_Padding_20_Odd">Ghent, Belgium </text:p>
      <text:p text:style-name="Paragraph_20_Term">Phone </text:p>
      <text:p text:style-name="Paragraph_20_Padding_20_Odd">+32 478 436 299 </text:p>
      <text:p text:style-name="Paragraph_20_Term">Email </text:p>
      <text:p text:style-name="Paragraph_20_Padding_20_Odd"><text:a xlink:type="simple" xlink:href="mailto:dag.wieers@gmail.com">dag.wieers@gmail.com</text:a>, <text:line-break/><text:a xlink:type="simple" xlink:href="mailto:dag@wieers.com">dag@wieers.com</text:a> </text:p>
      <text:p text:style-name="Paragraph_20_Term">Websites </text:p>
      <text:p text:style-name="Paragraph_20_Padding_20_Odd"><text:a xlink:type="simple" xlink:href="http://dag.wieers.com/blog/">http://dag.wieers.com/blog/</text:a>, <text:line-break/><text:a xlink:type="simple" xlink:href="http://be.linkedin.com/in/dagwieers">http://be.linkedin.com/in/dagwieers</text:a> </text:p>
      <text:h text:style-name="Heading_20_1" text:outline-level="1">Work experience</text:h>
      <text:h text:style-name="Heading_20_2" text:outline-level="2">Dagit Linux and Open Source consulting // jun 2007 → present</text:h>
      <text:p text:style-name="Paragraph_20_Term">Independent contractor </text:p>
      <text:p text:style-name="Paragraph_20_Padding_20_Odd">Available for contract work. </text:p>
      <text:h text:style-name="Heading_20_2" text:outline-level="2">AXA-Tech Belgium // nov 2007 → mar 2010</text:h>
      <text:p text:style-name="Paragraph_20_Term">Linux system engineer </text:p>
      <text:p text:style-name="Paragraph_20_Padding_20_Odd">Linux migration of Belgian datacenter to Germany. Design and implementation of modular framework and infrastructure for Linux and VMware ESX, used for deploying, retrofitting and validating Linux servers. </text:p>
      <text:h text:style-name="Heading_20_2" text:outline-level="2">EMC Belgium Development Group // jul 2007 → dec 2007</text:h>
      <text:p text:style-name="Paragraph_20_Term">Linux system engineer </text:p>
      <text:p text:style-name="Paragraph_20_Padding_20_Odd">Implementation of infrastructure for Novell SLES Linux deployment for technical development workstations. Integration with Active Directory, NIS, Clearcase, VMware Server. </text:p>
      <text:h text:style-name="Heading_20_2" text:outline-level="2">Punch Telematix // jun 2007 → sep 2007</text:h>
      <text:p text:style-name="Paragraph_20_Term">Linux system engineer </text:p>
      <text:p text:style-name="Paragraph_20_Padding_20_Odd">Design and implementation of technical documentation system. Design and implementation of subversion. Packaging for Novell SLES Linux. Troubleshooting. Automation. </text:p>
      <text:h text:style-name="Heading_20_2" text:outline-level="2">Euroclear // dec 2005 → may 2007</text:h>
      <text:p text:style-name="Paragraph_20_Term">Unix system engineer </text:p>
      <text:p text:style-name="Paragraph_20_Padding_20_Odd">Deployement of Unix systems and services. Design and implementation of management infrastructure (configuration and documentation management, change management). Packaging for Solaris, AIX, Linux and VMware. Custom software development. Troubleshooting. Automation. </text:p>
      <text:h text:style-name="Heading_20_2" text:outline-level="2">Mind Linux Solutions // oct 1999 → apr 2001</text:h>
      <text:p text:style-name="Paragraph_20_Term">Founder </text:p>
      <text:p text:style-name="Paragraph_20_Padding_20_Odd">Taking care of various parts of the organisation, including sales and marketing. </text:p>
      <text:p text:style-name="Paragraph_20_Term">Business Unit manager </text:p>
      <text:p text:style-name="Paragraph_20_Padding_20_Odd">Experience with project-management and pre-sales for a small (15 headcount) consultancy company. </text:p>
      <text:p text:style-name="Paragraph_20_Term">Consultant </text:p>
      <text:p text:style-name="Paragraph_20_Padding_20_Odd">Linux and Open Source consultancy and training for several customers in on-site projects varying between 1 and 3 weeks. </text:p>
      <text:h text:style-name="Heading_20_2" text:outline-level="2">IBM Belgium // sep 1999 → dec 2005</text:h>
      <text:p text:style-name="Paragraph_20_Term">Unix system engineer </text:p>
      <text:p text:style-name="Paragraph_20_Padding_20_Odd">On Unix and Linux systems. (eg. packaging on Linux/AIX, implementing various system and network services, general troubleshooting), implementing hosting infrastructure on Linux. (eg. resource and availability monitoring, capacity planning, firewall framework) </text:p>
      <text:p text:style-name="Paragraph_20_Term">Consultant </text:p>
      <text:p text:style-name="Paragraph_20_Padding_20_Odd">Designing and implementing solutions for automatic deployment of Linux clients, Point-Of-Sale systems, network services, clusters and big parallel storage systems for digital media projects. <text:span text:style-name="Text_20_Italic">incl. Real Software, VRT, EVS, RVA</text:span> </text:p>
      <text:h text:style-name="Heading_20_2" text:outline-level="2"><text:soft-page-break/>SISA Software/Winsome // summer job 1996/1997 // oct 1997 → sep 1999</text:h>
      <text:p text:style-name="Paragraph_20_Term">Consultant </text:p>
      <text:p text:style-name="Paragraph_20_Padding_20_Odd">Analysis and design of an off-line website generation program (further developed as WebEngine) and web-scripting. </text:p>
      <text:p text:style-name="Paragraph_20_Term">System administration </text:p>
      <text:p text:style-name="Paragraph_20_Padding_20_Odd">Installation of Linux-servers and routers and operational management of these systems. </text:p>
      <text:h text:style-name="Heading_20_2" text:outline-level="2">Provinciale Bibliotheek Limburg // voluntary oct 1996 → nov 1997</text:h>
      <text:p text:style-name="Paragraph_20_Term">Network administration </text:p>
      <text:p text:style-name="Paragraph_20_Padding_20_Odd">Maintenance of 12 public Internet terminals (based on Windows 95) and an ISDN Internet connection. </text:p>
      <text:p text:style-name="Paragraph_20_Term">Internet training </text:p>
      <text:p text:style-name="Paragraph_20_Padding_20_Odd">Individual training and training in group about the Internet, search-engines and popular websites. </text:p>
      <text:h text:style-name="Heading_20_1" text:outline-level="1">Skills</text:h>
      <text:h text:style-name="Heading_20_2" text:outline-level="2">Overall</text:h>
      <text:list text:style-name="L1">
        <text:list-item>
          <text:p text:style-name="P4">Ability to learn quickly from self-study </text:p>
        </text:list-item>
        <text:list-item>
          <text:p text:style-name="P4">Thorough experience in Unix system administration and automation </text:p>
        </text:list-item>
        <text:list-item>
          <text:p text:style-name="P4">Thorough experience in configuring and deploying systems in a scalable and coherent manner </text:p>
        </text:list-item>
        <text:list-item>
          <text:p text:style-name="P4">Experience in developing and marketing products using the Internet and Internet communities </text:p>
        </text:list-item>
        <text:list-item>
          <text:p text:style-name="P4">Experience in project-management and leading a technical team </text:p>
        </text:list-item>
      </text:list>
      <text:h text:style-name="Heading_20_2" text:outline-level="2">Operating systems</text:h>
      <text:list text:style-name="L1">
        <text:list-item text:start-value="1">
          <text:p text:style-name="P4">Excellent knowledge of Linux (since 1994) incl. Red Hat Enterprise Linux, CentOS, Fedora, SLES, Ubuntu, Debian, Slackware and others… </text:p>
        </text:list-item>
        <text:list-item>
          <text:p text:style-name="P4">Experience with various Unix systems including AIX, HP/UX, Solaris, SCO Unix and Digital Unix. </text:p>
        </text:list-item>
        <text:list-item>
          <text:p text:style-name="P4">Experience with virtualization solutions incl. OpenVZ, RHEV and VMware ESX. </text:p>
        </text:list-item>
        <text:list-item>
          <text:p text:style-name="P4">Knowledge of DOS, Windows 3.x, 95, 98, NT and XP (both as server as well as client in heterogenous networks). </text:p>
        </text:list-item>
      </text:list>
      <text:h text:style-name="Heading_20_2" text:outline-level="2">Software</text:h>
      <text:list text:style-name="L1">
        <text:list-item text:start-value="1">
          <text:p text:style-name="P4">Various markup languages (HTML, SGML, DocBook v3 and v4, XML, CSS) </text:p>
        </text:list-item>
        <text:list-item>
          <text:p text:style-name="P4">CGI Programming (in Perl and C) and PHP3/4 </text:p>
        </text:list-item>
        <text:list-item>
          <text:p text:style-name="P4">IP (TCP/UDP), ICMP, ARP and protocols like IRC, FTP, SMTP, HTTP, NNTP, POP3, IMAP, DHCP, IPsec, … </text:p>
        </text:list-item>
        <text:list-item>
          <text:p text:style-name="P4">SQL (MySQL, msql, PostgreSQL and DB2) </text:p>
        </text:list-item>
        <text:list-item>
          <text:p text:style-name="P4">Experience with clustered web-servers for load-balancing and fail-over </text:p>
        </text:list-item>
        <text:list-item>
          <text:p text:style-name="P4">Experience with firewalling, virtual private networking (VPN), building high-capacity, load-balancing and high-available systems (IPVS) and network intrusion detection systems (NIDS) </text:p>
        </text:list-item>
        <text:list-item>
          <text:p text:style-name="P4">Experience with GPFS clustering and SAN environments for large digital media environments </text:p>
        </text:list-item>
        <text:list-item>
          <text:p text:style-name="P4">Experience with building Red Hat kickstarts for mass deployment and building Red Hat RPM packages </text:p>
        </text:list-item>
        <text:list-item>
          <text:p text:style-name="P4">Thorough experience in designing and implementing a multi-customer monitoring and reporting infrastructure. </text:p>
        </text:list-item>
        <text:list-item>
          <text:p text:style-name="P4">Thorough experience in compiling, installing, and configuring of Unix system software, e.g. NFS, Samba, lpd (and LPRng), Qmail, Bind, DHCP, XFree86, Apache, ssh, ntpd, Snort, Dante, RRDtool, Nagios, … </text:p>
        </text:list-item>
        <text:list-item>
          <text:p text:style-name="P4">Experience automating and integrating with Red Hat Network Satellite </text:p>
        </text:list-item>
        <text:list-item>
          <text:p text:style-name="P4">Thorough experience in compiling, installing, configuring, and using almost any software from standard Linux-distributions, including XFree86, Gnome, Perl, rpm, … </text:p>
        </text:list-item>
        <text:list-item>
          <text:p text:style-name="P4">Experience in programming and scripting in various computer languages. </text:p>
        </text:list-item>
      </text:list>
      <text:h text:style-name="Heading_20_2" text:outline-level="2">Programming languages</text:h>
      <text:list text:style-name="L1">
        <text:list-item text:start-value="1">
          <text:p text:style-name="P4">Active: Python (since 2002), SQL (since 1997), PHP (since 1996), Javascript (since 1995), AWK &amp; Unix-shells (since 1994), C (since 1994), Perl 4 and 5 (since 1994) </text:p>
        </text:list-item>
        <text:list-item>
          <text:p text:style-name="P4">Passive: C# and Mono (since 2003), RPG on AS/400 (1997 - 1998), Visual Basic (1997), Java (since 1996), Pascal (1991 - 1999), Tcl/Tk, Assembler (x86) (1992 - 1996), BASIC (1988 - 1990) </text:p>
        </text:list-item>
      </text:list>
      <text:p text:style-name="Paragraph_20_Padding"/>
      <text:h text:style-name="Heading_20_2" text:outline-level="2"><text:soft-page-break/>Languages</text:h>
      <text:list text:style-name="L1">
        <text:list-item text:start-value="1">
          <text:p text:style-name="P4">Dutch (mothertongue) </text:p>
        </text:list-item>
        <text:list-item>
          <text:p text:style-name="P4">English (fluently spoken and written) </text:p>
        </text:list-item>
        <text:list-item>
          <text:p text:style-name="P4">French (basic spoken and written) </text:p>
        </text:list-item>
        <text:list-item>
          <text:p text:style-name="P4">Afrikaans (basic spoken) </text:p>
        </text:list-item>
        <text:list-item>
          <text:p text:style-name="P4">German (notions) </text:p>
        </text:list-item>
      </text:list>
      <text:h text:style-name="Heading_20_1" text:outline-level="1">Education</text:h>
      <text:h text:style-name="Heading_20_2" text:outline-level="2">Technical writing</text:h>
      <text:p text:style-name="Paragraph_20_Term">IBM Redbook Residency, Poughkeepsie, NY (05/2005) </text:p>
      <text:p text:style-name="Paragraph_20_Padding_20_Odd">Co-written a Redbook about the design and implementation of GPFS (General Parallel File System) in a digital media (broadcasting) environment. [SG246700] </text:p>
      <text:p text:style-name="Paragraph_20_Term">IBM Redbook Residency, Austin, TX (11/2002) </text:p>
      <text:p text:style-name="Paragraph_20_Padding_20_Odd">Co-written a Redbook about the design and implementation of a Linux-based deployment in a branch banking environment. [SG246813] </text:p>
      <text:h text:style-name="Heading_20_2" text:outline-level="2">Presentations</text:h>
      <text:p text:style-name="Paragraph_20_Padding">I have presented at the following conferences:</text:p>
      <text:list text:style-name="L1">
        <text:list-item text:start-value="1">
          <text:p text:style-name="P4">Japan Linux Symposium, Tokyo, JP - 2009 </text:p>
        </text:list-item>
        <text:list-item>
          <text:p text:style-name="P4">Jornadas Regionales de Software Libre, Buenos Aires, AR - 2008 </text:p>
        </text:list-item>
        <text:list-item>
          <text:p text:style-name="P4">LinuxTag Berlin, DE - 2008 </text:p>
        </text:list-item>
        <text:list-item>
          <text:p text:style-name="P4">Linuxworld Expo Brussels, BE - 2008 </text:p>
        </text:list-item>
        <text:list-item>
          <text:p text:style-name="P4">LinuxWorld Expo Utrecht, NL - 2007 </text:p>
        </text:list-item>
        <text:list-item>
          <text:p text:style-name="P4">T-DOSE, Eindhoven, NL - 2007, 2008, 2009 </text:p>
        </text:list-item>
        <text:list-item>
          <text:p text:style-name="P4">Linuxconf.eu, Cambridge, UK - 2007 </text:p>
        </text:list-item>
        <text:list-item>
          <text:p text:style-name="P4">FrOSCon, Bonn, DE - 2007, 2008, 2009 </text:p>
        </text:list-item>
        <text:list-item>
          <text:p text:style-name="P4">FOSDEM, Brussels, BE - 2006, 2008 </text:p>
        </text:list-item>
      </text:list>
      <text:h text:style-name="Heading_20_2" text:outline-level="2">Education</text:h>
      <text:p text:style-name="Paragraph_20_Term">XIOS Hogeschool Limburg, Diepenbeek (1996 → 1999) </text:p>
      <text:p text:style-name="Paragraph_20_Padding_20_Odd">Applied Computer Science (~ Bachelor degree) </text:p>
      <text:p text:style-name="Paragraph_20_Term">Universiteit Hasselt, Diepenbeek (1994 → 1996) </text:p>
      <text:p text:style-name="Paragraph_20_Padding_20_Odd">Computer Science, 1st year </text:p>
      <text:p text:style-name="Paragraph_20_Term">Heilig Hartcollege, Heusden-Zolder (1988 → 1994) </text:p>
      <text:p text:style-name="Paragraph_20_Padding_20_Odd">Latin-Greek, Latin-Mathematics and Science-Mathematics </text:p>
      <text:h text:style-name="Heading_20_1" text:outline-level="1">Additional activities</text:h>
      <text:list text:style-name="L1">
        <text:list-item text:start-value="1">
          <text:p text:style-name="P4">Maintainer of <text:a xlink:type="simple" xlink:href="http://dag.wieers.com/apt/">RPMforge RPM Repository</text:a> with more than 4000 Open Source software RPM packages for RHEL and CentOS </text:p>
        </text:list-item>
        <text:list-item>
          <text:p text:style-name="P4">Member of the <text:a xlink:type="simple" xlink:href="http://elrepo.org/">ELRepo initiative</text:a> providing kernel module packages (hardware drivers) for RHEL and CentOS </text:p>
        </text:list-item>
        <text:list-item>
          <text:p text:style-name="P4">Author of <text:a xlink:type="simple" xlink:href="http://dag.wieers.com/home-made/">various Open Source software projects</text:a> <text:span text:style-name="Text_20_Italic">incl. dstat, unoconv, mrepo, dconf, mrepo, sarah</text:span> </text:p>
        </text:list-item>
        <text:list-item>
          <text:p text:style-name="P4">Ex-member of the <text:a xlink:type="simple" xlink:href="http://wiki.centos.org/">CentOS development team</text:a> </text:p>
        </text:list-item>
        <text:list-item>
          <text:p text:style-name="P4">Volunteer at <text:a xlink:type="simple" xlink:href="http://www.fosdem.org/">FOSDEM</text:a> and other community events </text:p>
        </text:list-item>
        <text:list-item>
          <text:p text:style-name="P4">Hobbyist programmer, audiophile, cinephile, squash player and likes playing Catan, Carcassonne, Ches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ce style:name="Courier1" svg:font-family="Courier"/>
    <style:font-face style:name="Lucida Console" svg:font-family="'Lucida Console'" style:font-pitch="fixed"/>
    <style:font-face style:name="Courier" svg:font-family="Courier" style:font-family-generic="modern" style:font-pitch="fixed"/>
    <style:font-face style:name="Arial" svg:font-family="Arial" style:font-pitch="variable"/>
    <style:font-face style:name="Arial Black" svg:font-family="'Arial Black'"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51mm" draw:dots2="1" draw:dots2-length="0.51mm" draw:distance="0.51mm"/>
    <style:default-style style:family="graphic">
      <style:graphic-properties draw:shadow-offset-x="3mm" draw:shadow-offset-y="3mm" draw:start-line-spacing-horizontal="2.83mm" draw:start-line-spacing-vertical="2.83mm" draw:end-line-spacing-horizontal="2.83mm" draw:end-line-spacing-vertical="2.83mm" style:flow-with-text="true"/>
      <style:paragraph-properties fo:text-align="start" style:text-autospace="ideograph-alpha" style:line-break="strict" style:writing-mode="lr-tb" style:font-independent-line-spacing="false">
        <style:tab-stops/>
      </style:paragraph-properties>
      <style:text-properties fo:color="#000000" style:font-name="F" fo:font-size="11pt" fo:language="sk" fo:country="SK" style:font-name-asian="F" style:font-size-asian="12pt" style:language-asian="en" style:country-asian="US" style:font-name-complex="F"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Arial" fo:font-size="11pt" fo:language="en" fo:country="US" style:font-name-asian="DejaVu LGC San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Paragraph_20_Default" style:display-name="Paragraph Default" style:family="paragraph">
      <style:text-properties fo:font-size="9pt"/>
    </style:style>
    <style:style style:name="Paragraph_20_Verbatim" style:display-name="Paragraph Verbatim" style:family="paragraph">
      <style:paragraph-properties fo:margin-left="0mm" fo:margin-right="0mm" fo:text-indent="3mm" style:auto-text-indent="false" fo:background-color="#e0e0e0" style:shadow="none">
        <style:background-image/>
      </style:paragraph-properties>
      <style:text-properties style:font-name="Courier" fo:font-size="10pt"/>
    </style:style>
    <style:style style:name="Paragraph" style:family="paragraph" style:parent-style-name="Paragraph_20_Default"/>
    <style:style style:name="Paragraph_20_Padding" style:display-name="Paragraph Padding" style:family="paragraph" style:parent-style-name="Paragraph_20_Default">
      <style:paragraph-properties fo:margin-top="1.99mm" fo:margin-bottom="0mm"/>
      <style:text-properties fo:font-size="9pt"/>
    </style:style>
    <style:style style:name="Paragraph_20_Padding_20_Odd" style:display-name="Paragraph Padding Odd" style:family="paragraph" style:parent-style-name="Paragraph_20_Default">
      <style:paragraph-properties fo:margin-left="10mm" fo:margin-right="0mm" fo:margin-top="0.99mm" fo:margin-bottom="0mm" fo:text-indent="0mm" style:auto-text-indent="false"/>
      <style:text-properties fo:font-size="9pt"/>
    </style:style>
    <style:style style:name="Paragraph_20_Screen" style:display-name="Paragraph Screen" style:family="paragraph" style:parent-style-name="Paragraph_20_Verbatim">
      <style:paragraph-properties fo:padding-left="0mm" fo:padding-right="0mm" fo:padding-top="1.99mm" fo:padding-bottom="1.99mm" fo:border-left="none" fo:border-right="none" fo:border-top="0.02mm solid #000000" fo:border-bottom="0.02mm solid #000000"/>
      <style:text-properties style:font-name="Lucida Console"/>
    </style:style>
    <style:style style:name="Paragraph_20_Programlisting" style:display-name="Paragraph Programlisting" style:family="paragraph" style:parent-style-name="Paragraph_20_Verbatim">
      <style:paragraph-properties fo:padding-left="0mm" fo:padding-right="0mm" fo:padding-top="1.99mm" fo:padding-bottom="1.99mm" fo:border-left="1.99mm solid #000000" fo:border-right="none" fo:border-top="none" fo:border-bottom="none"/>
    </style:style>
    <style:style style:name="Paragraph_20_Literallayout" style:display-name="Paragraph Literallayout" style:family="paragraph" style:parent-style-name="Paragraph_20_Verbatim">
      <style:paragraph-properties fo:padding-left="0mm" fo:padding-right="0mm" fo:padding-top="1.99mm" fo:padding-bottom="1.99mm" fo:border-left="0.02mm solid #000000" fo:border-right="none" fo:border-top="none" fo:border-bottom="none"/>
    </style:style>
    <style:style style:name="Paragraph_20_Synopsis" style:display-name="Paragraph Synopsis" style:family="paragraph" style:parent-style-name="Paragraph_20_Verbatim">
      <style:paragraph-properties fo:background-color="#ffffff" fo:padding-left="0mm" fo:padding-right="0mm" fo:padding-top="1.99mm" fo:padding-bottom="1.99mm" fo:border-left="1.99mm solid #000000" fo:border-right="none" fo:border-top="none" fo:border-bottom="none">
        <style:background-image/>
      </style:paragraph-properties>
    </style:style>
    <style:style style:name="Paragraph_20_Justify" style:display-name="Paragraph Justify" style:family="paragraph" style:parent-style-name="Paragraph_20_Default">
      <style:paragraph-properties fo:text-align="justify" style:justify-single-word="false" style:text-autospace="ideograph-alpha" style:punctuation-wrap="hanging" style:line-break="strict" style:writing-mode="page"/>
    </style:style>
    <style:style style:name="Paragraph_20_BlockQuote" style:display-name="Paragraph BlockQuote" style:family="paragraph" style:parent-style-name="Paragraph_20_Default">
      <style:paragraph-properties fo:margin-left="11.99mm" fo:margin-right="0mm" fo:margin-top="0mm" fo:margin-bottom="3mm" fo:text-indent="0mm" style:auto-text-indent="false" fo:padding-left="1.5mm" fo:padding-right="0.49mm" fo:padding-top="0.49mm" fo:padding-bottom="0.49mm" fo:border-left="1.76mm solid #999999" fo:border-right="none" fo:border-top="none" fo:border-bottom="none" style:shadow="none"/>
      <style:text-properties fo:font-style="italic"/>
    </style:style>
    <style:style style:name="Paragraph_20_Admonition" style:display-name="Paragraph Admonition" style:family="paragraph" style:parent-style-name="Paragraph_20_Default">
      <style:paragraph-properties fo:margin-left="4mm" fo:margin-right="0mm" fo:margin-top="3mm" fo:margin-bottom="4mm" fo:text-indent="0mm" style:auto-text-indent="false" style:border-line-width-top="0.02mm 0.35mm 0.02mm" style:border-line-width-bottom="0.02mm 0.35mm 0.02mm" fo:padding-left="7mm" fo:padding-right="0.49mm" fo:padding-top="1.99mm" fo:padding-bottom="1.99mm" fo:border-left="none" fo:border-right="none" fo:border-top="0.39mm double #000000" fo:border-bottom="0.39mm double #000000" style:shadow="none"/>
    </style:style>
    <style:style style:name="Paragraph_20_Term" style:display-name="Paragraph Term" style:family="paragraph" style:parent-style-name="Paragraph_20_Default">
      <style:paragraph-properties fo:margin-top="0.99mm" fo:margin-bottom="0mm" fo:keep-with-next="always"/>
      <style:text-properties fo:font-size="9pt" fo:font-weight="bold"/>
    </style:style>
    <style:style style:name="para-sidebar" style:family="paragraph" style:parent-style-name="Paragraph_20_Default"/>
    <style:style style:name="Heading_20_Default" style:display-name="Heading Default" style:family="paragraph">
      <style:paragraph-properties style:shadow="none" fo:keep-with-next="always" text:number-lines="true" text:line-number="0"/>
      <style:text-properties fo:color="#323298" style:font-name="Arial" fo:font-weight="bold"/>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ejaVu LGC Sans" style:font-size-asian="14pt" style:font-name-complex="Tahoma" style:font-size-complex="14pt"/>
    </style:style>
    <style:style style:name="Text_20_body" style:display-name="Text body" style:family="paragraph" style:parent-style-name="Standard" style:class="text">
      <style:paragraph-properties fo:margin-top="0mm" fo:margin-bottom="2.12mm"/>
    </style:style>
    <style:style style:name="Heading_20_1" style:display-name="Heading 1" style:family="paragraph" style:parent-style-name="Heading_20_Default" style:class="text" style:default-outline-level="1">
      <style:paragraph-properties fo:margin-top="4mm" fo:margin-bottom="0mm" fo:padding="0mm" fo:border-left="none" fo:border-right="none" fo:border-top="none" fo:border-bottom="0.35mm solid #c0c0c0" style:shadow="none" text:number-lines="true" text:line-number="1"/>
      <style:text-properties fo:color="#666699" fo:font-size="120%"/>
    </style:style>
    <style:style style:name="Heading_20_2" style:display-name="Heading 2" style:family="paragraph" style:parent-style-name="Heading_20_Default" style:class="text" style:master-page-name="" style:default-outline-level="2">
      <style:paragraph-properties fo:margin-top="3mm" fo:margin-bottom="0mm" style:page-number="auto" text:number-lines="true" text:line-number="2"/>
      <style:text-properties fo:color="#666699" fo:font-size="110%" style:text-underline-style="solid" style:text-underline-width="auto" style:text-underline-color="font-color"/>
    </style:style>
    <style:style style:name="Heading_20_3" style:display-name="Heading 3" style:family="paragraph" style:parent-style-name="Heading_20_Default" style:class="text" style:default-outline-level="3">
      <style:paragraph-properties fo:margin-top="6mm" fo:margin-bottom="0mm" text:number-lines="true" text:line-number="3"/>
      <style:text-properties fo:font-size="110%"/>
    </style:style>
    <style:style style:name="Heading_20_4" style:display-name="Heading 4" style:family="paragraph" style:parent-style-name="Heading_20_Default" style:class="text" style:default-outline-level="4">
      <style:paragraph-properties fo:margin-top="6mm" fo:margin-bottom="0mm" text:number-lines="true" text:line-number="4"/>
      <style:text-properties fo:font-size="11pt"/>
    </style:style>
    <style:style style:name="Headings" style:family="paragraph" style:parent-style-name="Heading_20_Default" style:class="text" style:default-outline-level="5">
      <style:paragraph-properties fo:margin-top="4.99mm" fo:margin-bottom="0mm"/>
      <style:text-properties fo:font-size="11pt"/>
    </style:style>
    <style:style style:name="Heading_20_Small" style:display-name="Heading Small" style:family="paragraph" style:parent-style-name="Heading_20_Default" style:class="text">
      <style:paragraph-properties fo:margin-top="4.99mm" fo:margin-bottom="0mm"/>
      <style:text-properties fo:color="#323298" fo:font-size="11pt"/>
    </style:style>
    <style:style style:name="Paragraph_20_Heading" style:display-name="Paragraph Heading" style:family="paragraph" style:parent-style-name="Heading_20_Default" style:class="text">
      <style:paragraph-properties fo:margin-top="3.49mm" fo:margin-bottom="0mm"/>
      <style:text-properties fo:color="#323298" style:font-name="Arial" fo:font-size="11pt" fo:font-weight="bold"/>
    </style:style>
    <style:style style:name="Paragraph_20_Title" style:display-name="Paragraph Title" style:family="paragraph" style:parent-style-name="Paragraph_20_Default" style:class="text">
      <style:paragraph-properties fo:margin-top="3.49mm" fo:margin-bottom="0mm"/>
      <style:text-properties fo:color="#323298" style:font-name="Arial" fo:font-size="11pt" fo:font-weight="bold"/>
    </style:style>
    <style:style style:name="Title_20_Default" style:display-name="Title Default" style:family="paragraph">
      <style:paragraph-properties style:shadow="none"/>
      <style:text-properties fo:color="#323298" style:font-name="Arial" fo:font-weight="bold"/>
    </style:style>
    <style:style style:name="Title_20_Book" style:display-name="Title Book" style:family="paragraph" style:parent-style-name="Title_20_Default" style:next-style-name="Paragraph_20_Padding">
      <style:paragraph-properties fo:padding-left="0mm" fo:padding-right="0mm" fo:padding-top="6mm" fo:padding-bottom="0mm" fo:border="none"/>
      <style:text-properties fo:font-size="300%"/>
    </style:style>
    <style:style style:name="Title_20_Chapter" style:display-name="Title Chapter" style:family="paragraph" style:parent-style-name="Title_20_Default" style:next-style-name="Paragraph_20_Padding">
      <style:paragraph-properties fo:break-before="page" fo:padding-left="0mm" fo:padding-right="0mm" fo:padding-top="6mm" fo:padding-bottom="0mm" fo:border="none"/>
      <style:text-properties fo:font-size="300%"/>
    </style:style>
    <style:style style:name="Title_20_Article" style:display-name="Title Article" style:family="paragraph" style:parent-style-name="Title_20_Default" style:next-style-name="Paragraph_20_Padding" style:master-page-name="">
      <style:paragraph-properties style:page-number="auto" style:border-line-width-bottom="0.02mm 0.35mm 0.02mm" fo:padding-left="0mm" fo:padding-right="0mm" fo:padding-top="6mm" fo:padding-bottom="0mm" fo:border-left="none" fo:border-right="none" fo:border-top="none" fo:border-bottom="0.39mm double #000080" style:shadow="none"/>
      <style:text-properties fo:color="#000080" style:text-outline="true" fo:font-size="160%"/>
    </style:style>
    <style:style style:name="Title_20_Bibliography" style:display-name="Title Bibliography" style:family="paragraph" style:parent-style-name="Title_20_Default" style:next-style-name="Paragraph_20_Padding">
      <style:paragraph-properties fo:padding-left="0mm" fo:padding-right="0mm" fo:padding-top="6mm" fo:padding-bottom="0mm" fo:border="none"/>
      <style:text-properties fo:font-size="300%"/>
    </style:style>
    <style:style style:name="Index" style:family="paragraph" style:parent-style-name="Paragraph_20_Default"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4772175.88mm" style:type="center"/>
          <style:tab-stop style:position="-9544391.79mm" style:type="right"/>
        </style:tab-stops>
      </style:paragraph-properties>
    </style:style>
    <style:style style:name="Footer" style:family="paragraph" style:parent-style-name="Standard" style:class="extra">
      <style:paragraph-properties text:number-lines="false" text:line-number="0">
        <style:tab-stops>
          <style:tab-stop style:position="4772175.88mm" style:type="center"/>
          <style:tab-stop style:position="-9544391.7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ext_20_Strong" style:display-name="Text Strong" style:family="text">
      <style:text-properties fo:font-style="italic" fo:font-weight="bold"/>
    </style:style>
    <style:style style:name="Text_20_Bold" style:display-name="Text Bold" style:family="text">
      <style:text-properties fo:font-weight="bold"/>
    </style:style>
    <style:style style:name="Text_20_Italic" style:display-name="Text Italic" style:family="text">
      <style:text-properties fo:font-style="italic"/>
    </style:style>
    <style:style style:name="Text_20_Underline" style:display-name="Text Underline" style:family="text">
      <style:text-properties style:text-underline-style="solid" style:text-underline-width="auto" style:text-underline-color="#000000" style:text-underline-mode="continuous" style:text-line-through-mode="continuous"/>
    </style:style>
    <style:style style:name="Text_20_Strikethrough" style:display-name="Text Strikethrough" style:family="text">
      <style:text-properties style:text-line-through-style="solid"/>
    </style:style>
    <style:style style:name="Text_20_Highlight" style:display-name="Text Highlight" style:family="text">
      <style:text-properties fo:background-color="#ffff00"/>
    </style:style>
    <style:style style:name="Text_20_Monospace" style:display-name="Text Monospace" style:family="text">
      <style:text-properties style:font-name="Courier1"/>
    </style:style>
    <style:style style:name="Text_20_Superscript" style:display-name="Text Superscript" style:family="text">
      <style:text-properties style:text-position="super 58%"/>
    </style:style>
    <style:style style:name="Text_20_Subscript" style:display-name="Text Subscript" style:family="text">
      <style:text-properties style:text-position="sub 58%"/>
    </style:style>
    <style:style style:name="Text_20_Command" style:display-name="Text Command" style:family="text">
      <style:text-properties style:font-name="Courier1" fo:font-weight="bold" fo:background-color="#f0f0f0"/>
    </style:style>
    <style:style style:name="Number_20_Symbols" style:display-name="Number Symbols" style:family="text">
      <style:text-properties fo:color="#323298" style:font-name="Arial" fo:font-weight="bold"/>
    </style:style>
    <style:style style:name="Bullet_20_Symbols" style:display-name="Bullet Symbols" style:family="text">
      <style:text-properties fo:color="#323298" style:font-name="Arial" fo:font-weight="bold"/>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List_20_Headings" style:display-name="List Headings">
      <text:list-level-style-number text:level="1" text:style-name="Number_20_Symbols" style:num-suffix="." style:num-format="1">
        <style:list-level-properties text:min-label-distance="3mm"/>
      </text:list-level-style-number>
      <text:list-level-style-number text:level="2" text:style-name="Number_20_Symbols" style:num-suffix="." style:num-format="1" text:display-levels="2">
        <style:list-level-properties text:min-label-distance="3mm"/>
      </text:list-level-style-number>
      <text:list-level-style-number text:level="3" text:style-name="Number_20_Symbols" style:num-suffix="." style:num-format="1" text:display-levels="3">
        <style:list-level-properties text:min-label-distance="3mm"/>
      </text:list-level-style-number>
      <text:list-level-style-number text:level="4" text:style-name="Number_20_Symbols" style:num-suffix="." style:num-format="1" text:display-levels="4">
        <style:list-level-properties text:min-label-distance="3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tablefooter" style:family="table">
      <style:table-properties style:width="172.51mm" table:align="margins"/>
    </style:style>
    <style:style style:name="tablefooter.A" style:family="table-column">
      <style:table-column-properties style:column-width="86.25mm" style:rel-column-width="32767*"/>
    </style:style>
    <style:style style:name="tablefooter.B" style:family="table-column">
      <style:table-column-properties style:column-width="86.25mm" style:rel-column-width="32768*"/>
    </style:style>
    <style:style style:name="Table1" style:family="table">
      <style:table-properties style:width="172.51mm" table:align="margins"/>
    </style:style>
    <style:style style:name="Table1.A" style:family="table-column">
      <style:table-column-properties style:column-width="86.25mm" style:rel-column-width="32767*"/>
    </style:style>
    <style:style style:name="Table1.B" style:family="table-column">
      <style:table-column-properties style:column-width="86.25mm" style:rel-column-width="32768*"/>
    </style:style>
    <style:style style:name="P1" style:family="paragraph">
      <style:paragraph-properties fo:text-align="start"/>
    </style:style>
    <style:style style:name="P2" style:family="paragraph">
      <style:paragraph-properties fo:text-align="start"/>
      <style:text-properties fo:letter-spacing="0.7mm"/>
    </style:style>
    <style:style style:name="P3" style:family="paragraph" style:parent-style-name="Footer">
      <style:paragraph-properties fo:margin-left="0mm" fo:margin-right="1.01mm" fo:margin-top="0.49mm" fo:margin-bottom="0mm" fo:text-align="start" style:justify-single-word="false" fo:text-indent="0mm" style:auto-text-indent="false"/>
      <style:text-properties fo:font-size="7pt"/>
    </style:style>
    <style:style style:name="P4" style:family="paragraph" style:parent-style-name="Footer">
      <style:paragraph-properties fo:margin-left="0mm" fo:margin-right="1.01mm" fo:margin-top="0.49mm" fo:margin-bottom="0mm" fo:text-align="end" style:justify-single-word="false" fo:text-indent="0mm" style:auto-text-indent="false"/>
      <style:text-properties fo:font-size="7pt"/>
    </style:style>
    <style:style style:name="T1" style:family="text">
      <style:text-properties fo:color="#ffffff" style:font-name="Arial Black" fo:font-size="7pt" fo:letter-spacing="0.7mm"/>
    </style:style>
    <style:style style:name="T2" style:family="text">
      <style:text-properties fo:letter-spacing="0.7mm"/>
    </style:style>
    <style:style style:name="gr1" style:family="graphic">
      <style:graphic-properties draw:stroke="solid" svg:stroke-width="0mm" svg:stroke-color="#323298" draw:fill-color="#323298" draw:textarea-horizontal-align="left" draw:textarea-vertical-align="middle" fo:padding-left="20mm" style:run-through="foreground" style:wrap="run-through" style:number-wrapped-paragraphs="no-limit" style:vertical-pos="bottom" style:vertical-rel="page" style:horizontal-pos="right" style:horizontal-rel="page" draw:wrap-influence-on-position="once-concurrent" style:flow-with-text="false"/>
    </style:style>
    <style:page-layout style:name="pm1">
      <style:page-layout-properties fo:page-width="210.01mm" fo:page-height="297mm" style:num-format="1" style:print-orientation="portrait" fo:margin-top="9.7mm" fo:margin-bottom="6.1mm" fo:margin-left="17.5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4.99mm" fo:margin-left="0mm" fo:margin-right="0mm" fo:margin-bottom="0mm"/>
      </style:header-style>
      <style:footer-style>
        <style:header-footer-properties fo:min-height="11.99mm" fo:margin-left="0mm" fo:margin-right="0mm" fo:margin-top="4.99mm" fo:border-top="0.02mm solid #000000" fo:border-bottom="none" fo:border-left="none" fo:border-right="none" fo:padding="0mm"/>
      </style:footer-style>
    </style:page-layout>
  </office:automatic-styles>
  <office:master-styles>
    <style:master-page style:name="Standard" style:page-layout-name="pm1" style:next-style-name="Others">
      <style:header>
        <text:p text:style-name="Header"><draw:rect text:anchor-type="paragraph" draw:z-index="0" draw:style-name="gr1" draw:text-style-name="P2" svg:width="282mm" svg:height="9.99mm" draw:transform="rotate (1.5709708597198) translate (199.991944444444mm 296.984583333333mm)"><text:p text:style-name="P1"><text:span text:style-name="T1">Curriculum Vitae - Dag Wieërs</text:span><text:span text:style-name="T2"> </text:span></text:p></draw:rect> </text:p>
      </style:header>
      <style:footer>
        <table:table table:name="tablefooter" table:style-name="tablefooter">
          <table:table-column table:style-name="tablefooter.A"/>
          <table:table-column table:style-name="tablefooter.B"/>
          <table:table-row>
            <table:table-cell office:value-type="string">
              <text:p text:style-name="P3">Curriculum Vitae - Dag Wieers</text:p>
            </table:table-cell>
            <table:table-cell office:value-type="string">
              <text:p text:style-name="P4">Page <text:page-number text:select-page="current">2</text:page-number> of <text:page-count>3</text:page-count></text:p>
            </table:table-cell>
          </table:table-row>
        </table:table>
      </style:footer>
    </style:master-page>
    <style:master-page style:name="Others" style:page-layout-name="pm1">
      <style:header>
        <text:p text:style-name="Header"><draw:rect text:anchor-type="paragraph" draw:z-index="2" draw:style-name="gr1" draw:text-style-name="P2" svg:width="282mm" svg:height="9.99mm" draw:transform="rotate (1.5709708597198) translate (199.991944444444mm 296.984583333333mm)"><text:p text:style-name="P1"><text:span text:style-name="T1">Curriculum Vitae - Dag Wieërs</text:span><text:span text:style-name="T2"> </text:span></text:p></draw:rect> </text:p>
      </style:header>
      <style:footer>
        <table:table table:name="Table1" table:style-name="Table1">
          <table:table-column table:style-name="Table1.A"/>
          <table:table-column table:style-name="Table1.B"/>
          <table:table-row>
            <table:table-cell office:value-type="string">
              <text:p text:style-name="P3">Curriculum Vitae - Dag Wieers</text:p>
            </table:table-cell>
            <table:table-cell office:value-type="string">
              <text:p text:style-name="P4">Page <text:page-number text:select-page="current">2</text:page-number> of <text:page-count>3</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dc:title>Curriculum Vitae - Dag Wieers</dc:title>
    <meta:initial-creator>Dag Wieërs</meta:initial-creator>
    <dc:creator>Dag Wieers</dc:creator>
    <dc:date>2010-01-27T01:40:43</dc:date>
    <meta:editing-cycles>2</meta:editing-cycles>
    <meta:editing-duration>PT16M12S</meta:editing-duration>
    <meta:user-defined meta:name="Info 1"/>
    <meta:user-defined meta:name="Info 2"/>
    <meta:user-defined meta:name="Info 3"/>
    <meta:user-defined meta:name="Info 4"/>
    <meta:document-statistic meta:table-count="2" meta:image-count="0" meta:object-count="0" meta:page-count="3" meta:paragraph-count="126" meta:word-count="1107" meta:character-count="7896"/>
  </office:meta>
</office:document-meta>
</file>